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20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/>
          <table:table-cell table:style-name="ce0" office:value-type="string">
            <text:p>Bandit
“Hold it! Past this point is the boss' room!”</text:p>
          </table:table-cell>
          <table:table-cell table:number-columns-repeated="1020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/>
          <table:table-cell table:style-name="ce0" office:value-type="string">
            <text:p>Bandit
“There's no way we're lettin' yer through!
Prepare yerselves!!”</text:p>
          </table:table-cell>
          <table:table-cell table:number-columns-repeated="1020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/>
          <table:table-cell table:style-name="ce0" office:value-type="string">
            <text:p>Merchant
“Welcome, welcome—! Peddler here—! I may
be with the bandits, but the customer is
always righ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